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10.71mm"/>
    </style:style>
    <style:style style:name="co3" style:family="table-column">
      <style:table-column-properties fo:break-before="auto" style:column-width="8.78mm"/>
    </style:style>
    <style:style style:name="co4" style:family="table-column">
      <style:table-column-properties fo:break-before="auto" style:column-width="6.61mm"/>
    </style:style>
    <style:style style:name="co5" style:family="table-column">
      <style:table-column-properties fo:break-before="auto" style:column-width="6.35mm"/>
    </style:style>
    <style:style style:name="co6" style:family="table-column">
      <style:table-column-properties fo:break-before="auto" style:column-width="4.97mm"/>
    </style:style>
    <style:style style:name="co7" style:family="table-column">
      <style:table-column-properties fo:break-before="auto" style:column-width="10.42mm"/>
    </style:style>
    <style:style style:name="co8" style:family="table-column">
      <style:table-column-properties fo:break-before="auto" style:column-width="10.16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685"/>
    </style:style>
    <style:style style:name="ce2" style:family="table-cell" style:parent-style-name="Default">
      <style:table-cell-properties fo:background-color="#fdc578"/>
    </style:style>
    <style:style style:name="ce3" style:family="table-cell" style:parent-style-name="Default">
      <style:table-cell-properties fo:background-color="#f9a870"/>
    </style:style>
    <style:style style:name="ce4" style:family="table-cell" style:parent-style-name="Default">
      <style:table-cell-properties fo:background-color="#f68e76"/>
    </style:style>
    <style:style style:name="ce5" style:family="table-cell" style:parent-style-name="Default">
      <style:table-cell-properties fo:background-color="#c7a0cb"/>
    </style:style>
    <style:style style:name="ce6" style:family="table-cell" style:parent-style-name="Default">
      <style:table-cell-properties fo:background-color="#7da7d8"/>
    </style:style>
    <style:style style:name="ce7" style:family="table-cell" style:parent-style-name="Default">
      <style:table-cell-properties fo:background-color="#87d1d1"/>
    </style:style>
    <style:style style:name="ce8" style:family="table-cell" style:parent-style-name="Default">
      <style:table-cell-properties fo:background-color="#c2e0a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solid" draw:fill-color="#fff685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685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Fs_charts" table:style-name="ta1">
        <table:shapes>
          <draw:frame draw:z-index="0" draw:style-name="gr1" draw:text-style-name="P1" svg:width="282.71mm" svg:height="90.02mm" svg:x="0mm" svg:y="136.67mm">
            <draw:object draw:notify-on-update-of-ranges="HFs_charts.A2:HFs_charts.AEE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280.84mm" svg:height="90.02mm" svg:x="1.25mm" svg:y="232.11mm">
            <draw:object draw:notify-on-update-of-ranges="HFs_charts.A3:HFs_charts.AEE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282.64mm" svg:height="89.99mm" svg:x="1.63mm" svg:y="328.24mm">
            <draw:object draw:notify-on-update-of-ranges="HFs_charts.A4:HFs_charts.AEE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279.58mm" svg:height="90.02mm" svg:x="0.94mm" svg:y="424.78mm">
            <draw:object draw:notify-on-update-of-ranges="HFs_charts.A5:HFs_charts.AEE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4" draw:style-name="gr1" draw:text-style-name="P1" svg:width="281.78mm" svg:height="90.01mm" svg:x="0.62mm" svg:y="522.93mm">
            <draw:object draw:notify-on-update-of-ranges="HFs_charts.A6:HFs_charts.AEE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5" draw:style-name="gr1" draw:text-style-name="P1" svg:width="280.22mm" svg:height="90.01mm" svg:x="1.56mm" svg:y="618.37mm">
            <draw:object draw:notify-on-update-of-ranges="HFs_charts.A7:HFs_charts.AEE7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6" draw:style-name="gr1" draw:text-style-name="P1" svg:width="281.78mm" svg:height="90.01mm" svg:x="0.94mm" svg:y="713.2mm">
            <draw:object draw:notify-on-update-of-ranges="HFs_charts.A8:HFs_charts.AEE8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7" draw:style-name="gr2" draw:text-style-name="P2" svg:width="283.95mm" svg:height="90.01mm" svg:x="0.01mm" svg:y="41.85mm">
            <draw:object draw:notify-on-update-of-ranges="HFs_charts.A1:HFs_charts.AEE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number-columns-repeated="5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2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9" table:default-cell-style-name="Default"/>
        <table:table-column table:style-name="co6" table:default-cell-style-name="Default"/>
        <table:table-column table:style-name="co4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number-columns-repeated="3" table:default-cell-style-name="Default"/>
        <table:table-column table:style-name="co1" table:number-columns-repeated="10" table:default-cell-style-name="Default"/>
        <table:table-column table:style-name="co3" table:number-columns-repeated="4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1" table:number-columns-repeated="7" table:default-cell-style-name="Default"/>
        <table:table-column table:style-name="co6" table:number-columns-repeated="2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6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6" table:number-columns-repeated="2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number-columns-repeated="4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1" table:number-columns-repeated="3" table:default-cell-style-name="Default"/>
        <table:table-column table:style-name="co4" table:number-columns-repeated="2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4" table:number-columns-repeated="3" table:default-cell-style-name="Default"/>
        <table:table-column table:style-name="co1" table:number-columns-repeated="6" table:default-cell-style-name="Default"/>
        <table:table-column table:style-name="co6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6" table:default-cell-style-name="Default"/>
        <table:table-column table:style-name="co1" table:number-columns-repeated="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4" table:number-columns-repeated="3" table:default-cell-style-name="Default"/>
        <table:table-column table:style-name="co1" table:number-columns-repeated="5" table:default-cell-style-name="Default"/>
        <table:table-column table:style-name="co6" table:default-cell-style-name="Default"/>
        <table:table-column table:style-name="co1" table:number-columns-repeated="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number-columns-repeated="7" table:default-cell-style-name="Default"/>
        <table:table-column table:style-name="co6" table:default-cell-style-name="Default"/>
        <table:table-column table:style-name="co1" table:number-columns-repeated="7" table:default-cell-style-name="Default"/>
        <table:table-column table:style-name="co4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12" table:default-cell-style-name="Default"/>
        <table:table-column table:style-name="co4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4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1" table:number-columns-repeated="8" table:default-cell-style-name="Default"/>
        <table:table-column table:style-name="co6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number-columns-repeated="5" table:default-cell-style-name="Default"/>
        <table:table-column table:style-name="co6" table:default-cell-style-name="Default"/>
        <table:table-column table:style-name="co1" table:number-columns-repeated="5" table:default-cell-style-name="Default"/>
        <table:table-column table:style-name="co6" table:default-cell-style-name="Default"/>
        <table:table-column table:style-name="co1" table:number-columns-repeated="5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number-columns-repeated="36" table:default-cell-style-name="Default"/>
        <table:table-column table:style-name="co4" table:default-cell-style-name="Default"/>
        <table:table-column table:style-name="co1" table:number-columns-repeated="7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1" table:number-columns-repeated="7" table:default-cell-style-name="Default"/>
        <table:table-column table:style-name="co6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55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1" table:number-columns-repeated="4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7" table:default-cell-style-name="Default"/>
        <table:table-column table:style-name="co4" table:default-cell-style-name="Default"/>
        <table:table-column table:style-name="co1" table:number-columns-repeated="10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1" table:number-columns-repeated="45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column table:style-name="co6" table:number-columns-repeated="3" table:default-cell-style-name="Default"/>
        <table:table-column table:style-name="co4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1" table:number-columns-repeated="45" table:default-cell-style-name="Default"/>
        <table:table-column table:style-name="co6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6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8083" calcext:value-type="float">
            <text:p>8083</text:p>
          </table:table-cell>
          <table:table-cell table:number-columns-repeated="809"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62" calcext:value-type="float">
            <text:p>362</text:p>
          </table:table-cell>
          <table:table-cell table:style-name="ce2" office:value-type="float" office:value="1098" calcext:value-type="float">
            <text:p>1098</text:p>
          </table:table-cell>
          <table:table-cell table:style-name="ce2" office:value-type="float" office:value="1298" calcext:value-type="float">
            <text:p>1298</text:p>
          </table:table-cell>
          <table:table-cell table:style-name="ce2" office:value-type="float" office:value="1434" calcext:value-type="float">
            <text:p>1434</text:p>
          </table:table-cell>
          <table:table-cell table:style-name="ce2" office:value-type="float" office:value="1262" calcext:value-type="float">
            <text:p>1262</text:p>
          </table:table-cell>
          <table:table-cell table:style-name="ce2" office:value-type="float" office:value="953" calcext:value-type="float">
            <text:p>953</text:p>
          </table:table-cell>
          <table:table-cell table:style-name="ce2" office:value-type="float" office:value="704" calcext:value-type="float">
            <text:p>704</text:p>
          </table:table-cell>
          <table:table-cell table:style-name="ce2" office:value-type="float" office:value="460" calcext:value-type="float">
            <text:p>460</text:p>
          </table:table-cell>
          <table:table-cell table:style-name="ce2" office:value-type="float" office:value="261" calcext:value-type="float">
            <text:p>261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794" table:style-name="ce2" office:value-type="float" office:value="0" calcext:value-type="float">
            <text:p>0</text:p>
          </table:table-cell>
        </table:table-row>
        <table:table-row table:style-name="ro1"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2" table:style-name="ce3" office:value-type="float" office:value="14" calcext:value-type="float">
            <text:p>1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14" calcext:value-type="float">
            <text:p>1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2" table:style-name="ce3" office:value-type="float" office:value="19" calcext:value-type="float">
            <text:p>1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2" table:style-name="ce3" office:value-type="float" office:value="31" calcext:value-type="float">
            <text:p>3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2" table:style-name="ce3" office:value-type="float" office:value="37" calcext:value-type="float">
            <text:p>3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2" table:style-name="ce3" office:value-type="float" office:value="29" calcext:value-type="float">
            <text:p>29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2" table:style-name="ce3" office:value-type="float" office:value="28" calcext:value-type="float">
            <text:p>2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2" table:style-name="ce3" office:value-type="float" office:value="23" calcext:value-type="float">
            <text:p>2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2" table:style-name="ce3" office:value-type="float" office:value="27" calcext:value-type="float">
            <text:p>2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66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219" calcext:value-type="float">
            <text:p>219</text:p>
          </table:table-cell>
          <table:table-cell table:style-name="ce4" office:value-type="float" office:value="337" calcext:value-type="float">
            <text:p>337</text:p>
          </table:table-cell>
          <table:table-cell table:style-name="ce4" office:value-type="float" office:value="564" calcext:value-type="float">
            <text:p>564</text:p>
          </table:table-cell>
          <table:table-cell table:style-name="ce4" office:value-type="float" office:value="797" calcext:value-type="float">
            <text:p>797</text:p>
          </table:table-cell>
          <table:table-cell table:style-name="ce4" office:value-type="float" office:value="1105" calcext:value-type="float">
            <text:p>1105</text:p>
          </table:table-cell>
          <table:table-cell table:style-name="ce4" office:value-type="float" office:value="1186" calcext:value-type="float">
            <text:p>1186</text:p>
          </table:table-cell>
          <table:table-cell table:style-name="ce4" office:value-type="float" office:value="1114" calcext:value-type="float">
            <text:p>1114</text:p>
          </table:table-cell>
          <table:table-cell table:style-name="ce4" office:value-type="float" office:value="1013" calcext:value-type="float">
            <text:p>1013</text:p>
          </table:table-cell>
          <table:table-cell table:style-name="ce4" office:value-type="float" office:value="665" calcext:value-type="float">
            <text:p>665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float" office:value="234" calcext:value-type="float">
            <text:p>234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93"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2" table:style-name="ce5" office:value-type="float" office:value="12" calcext:value-type="float">
            <text:p>1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 table:style-name="ce5" office:value-type="float" office:value="9" calcext:value-type="float">
            <text:p>9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8" calcext:value-type="float">
            <text:p>8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9" calcext:value-type="float">
            <text:p>9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9" calcext:value-type="float">
            <text:p>9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7" calcext:value-type="float">
            <text:p>7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2"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11" calcext:value-type="float">
            <text:p>1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2" table:style-name="ce5" office:value-type="float" office:value="13" calcext:value-type="float">
            <text:p>1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2" table:style-name="ce5" office:value-type="float" office:value="11" calcext:value-type="float">
            <text:p>1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2" table:style-name="ce5" office:value-type="float" office:value="9" calcext:value-type="float">
            <text:p>9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7" calcext:value-type="float">
            <text:p>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3" table:style-name="ce5" office:value-type="float" office:value="11" calcext:value-type="float">
            <text:p>1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2" table:style-name="ce5" office:value-type="float" office:value="11" calcext:value-type="float">
            <text:p>1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2" table:style-name="ce5" office:value-type="float" office:value="12" calcext:value-type="float">
            <text:p>1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2" table:style-name="ce5" office:value-type="float" office:value="18" calcext:value-type="float">
            <text:p>18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2" table:style-name="ce5" office:value-type="float" office:value="9" calcext:value-type="float">
            <text:p>9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2" table:style-name="ce5" office:value-type="float" office:value="17" calcext:value-type="float">
            <text:p>17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3" table:style-name="ce5" office:value-type="float" office:value="12" calcext:value-type="float">
            <text:p>1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2" table:style-name="ce5" office:value-type="float" office:value="8" calcext:value-type="float">
            <text:p>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2" table:style-name="ce5" office:value-type="float" office:value="11" calcext:value-type="float">
            <text:p>11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2" table:style-name="ce5" office:value-type="float" office:value="11" calcext:value-type="float">
            <text:p>1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2" table:style-name="ce5" office:value-type="float" office:value="7" calcext:value-type="float">
            <text:p>7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9" calcext:value-type="float">
            <text:p>9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8" calcext:value-type="float">
            <text:p>8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3"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2" table:style-name="ce6" office:value-type="float" office:value="11" calcext:value-type="float">
            <text:p>11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6" office:value-type="float" office:value="8" calcext:value-type="float">
            <text:p>8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float" office:value="12" calcext:value-type="float">
            <text:p>12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2" table:style-name="ce6" office:value-type="float" office:value="14" calcext:value-type="float">
            <text:p>1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"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15" calcext:value-type="float">
            <text:p>1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9" calcext:value-type="float">
            <text:p>9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2" table:style-name="ce6" office:value-type="float" office:value="8" calcext:value-type="float">
            <text:p>8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6" calcext:value-type="float">
            <text:p>6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15" calcext:value-type="float">
            <text:p>15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3" table:style-name="ce6" office:value-type="float" office:value="5" calcext:value-type="float">
            <text:p>5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2" table:style-name="ce6" office:value-type="float" office:value="14" calcext:value-type="float">
            <text:p>14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2" table:style-name="ce6" office:value-type="float" office:value="9" calcext:value-type="float">
            <text:p>9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2" table:style-name="ce6" office:value-type="float" office:value="11" calcext:value-type="float">
            <text:p>11</text:p>
          </table:table-cell>
          <table:table-cell table:number-columns-repeated="3" table:style-name="ce6" office:value-type="float" office:value="12" calcext:value-type="float">
            <text:p>12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2"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4" calcext:value-type="float">
            <text:p>14</text:p>
          </table:table-cell>
          <table:table-cell table:number-columns-repeated="2"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13" calcext:value-type="float">
            <text:p>1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6" office:value-type="float" office:value="8" calcext:value-type="float">
            <text:p>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12" calcext:value-type="float">
            <text:p>12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2" table:style-name="ce6" office:value-type="float" office:value="6" calcext:value-type="float">
            <text:p>6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6" calcext:value-type="float">
            <text:p>6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2" table:style-name="ce6" office:value-type="float" office:value="7" calcext:value-type="float">
            <text:p>7</text:p>
          </table:table-cell>
          <table:table-cell table:number-columns-repeated="2" table:style-name="ce6" office:value-type="float" office:value="11" calcext:value-type="float">
            <text:p>11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11" calcext:value-type="float">
            <text:p>11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12" calcext:value-type="float">
            <text:p>12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2" table:style-name="ce6" office:value-type="float" office:value="14" calcext:value-type="float">
            <text:p>14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4" table:style-name="ce6" office:value-type="float" office:value="10" calcext:value-type="float">
            <text:p>10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15" calcext:value-type="float">
            <text:p>15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6" office:value-type="float" office:value="6" calcext:value-type="float">
            <text:p>6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12" calcext:value-type="float">
            <text:p>1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2" table:style-name="ce6" office:value-type="float" office:value="7" calcext:value-type="float">
            <text:p>7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11" calcext:value-type="float">
            <text:p>11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7" calcext:value-type="float">
            <text:p>7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9" calcext:value-type="float">
            <text:p>9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"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4" calcext:value-type="float">
            <text:p>14</text:p>
          </table:table-cell>
          <table:table-cell table:number-columns-repeated="2" table:style-name="ce6" office:value-type="float" office:value="9" calcext:value-type="float">
            <text:p>9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3" table:style-name="ce6" office:value-type="float" office:value="11" calcext:value-type="float">
            <text:p>11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7" calcext:value-type="float">
            <text:p>7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3" table:style-name="ce6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" table:style-name="ce6" office:value-type="float" office:value="7" calcext:value-type="float">
            <text:p>7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6" office:value-type="float" office:value="9" calcext:value-type="float">
            <text:p>9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2" table:style-name="ce6" office:value-type="float" office:value="13" calcext:value-type="float">
            <text:p>13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2" table:style-name="ce6" office:value-type="float" office:value="9" calcext:value-type="float">
            <text:p>9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14" calcext:value-type="float">
            <text:p>14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3"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2" table:style-name="ce6" office:value-type="float" office:value="8" calcext:value-type="float">
            <text:p>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2" table:style-name="ce6" office:value-type="float" office:value="11" calcext:value-type="float">
            <text:p>11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2" table:style-name="ce6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4" calcext:value-type="float">
            <text:p>14</text:p>
          </table:table-cell>
          <table:table-cell table:number-columns-repeated="2" table:style-name="ce6" office:value-type="float" office:value="9" calcext:value-type="float">
            <text:p>9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8" calcext:value-type="float">
            <text:p>18</text:p>
          </table:table-cell>
          <table:table-cell table:number-columns-repeated="2"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6" calcext:value-type="float">
            <text:p>16</text:p>
          </table:table-cell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" table:style-name="ce7" office:value-type="float" office:value="14" calcext:value-type="float">
            <text:p>1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4" calcext:value-type="float">
            <text:p>14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11" calcext:value-type="float">
            <text:p>1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 table:style-name="ce7" office:value-type="float" office:value="13" calcext:value-type="float">
            <text:p>1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2"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number-columns-repeated="3" table:style-name="ce7" office:value-type="float" office:value="10" calcext:value-type="float">
            <text:p>10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1" calcext:value-type="float">
            <text:p>11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2" table:style-name="ce7" office:value-type="float" office:value="14" calcext:value-type="float">
            <text:p>14</text:p>
          </table:table-cell>
          <table:table-cell table:style-name="ce7" office:value-type="float" office:value="11" calcext:value-type="float">
            <text:p>11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14" calcext:value-type="float">
            <text:p>1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1" calcext:value-type="float">
            <text:p>11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1" calcext:value-type="float">
            <text:p>11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13" calcext:value-type="float">
            <text:p>13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14" calcext:value-type="float">
            <text:p>1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7" calcext:value-type="float">
            <text:p>17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4" table:style-name="ce7" office:value-type="float" office:value="11" calcext:value-type="float">
            <text:p>11</text:p>
          </table:table-cell>
          <table:table-cell table:number-columns-repeated="3" table:style-name="ce7" office:value-type="float" office:value="12" calcext:value-type="float">
            <text:p>1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14" calcext:value-type="float">
            <text:p>1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11" calcext:value-type="float">
            <text:p>1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 table:style-name="ce7" office:value-type="float" office:value="11" calcext:value-type="float">
            <text:p>1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1" calcext:value-type="float">
            <text:p>11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11" calcext:value-type="float">
            <text:p>1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1" calcext:value-type="float">
            <text:p>11</text:p>
          </table:table-cell>
          <table:table-cell table:number-columns-repeated="2" table:style-name="ce7" office:value-type="float" office:value="12" calcext:value-type="float">
            <text:p>1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2" table:style-name="ce7" office:value-type="float" office:value="12" calcext:value-type="float">
            <text:p>1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12" calcext:value-type="float">
            <text:p>1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7" calcext:value-type="float">
            <text:p>7</text:p>
          </table:table-cell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table:number-columns-repeated="3" table:style-name="ce8" office:value-type="float" office:value="12" calcext:value-type="float">
            <text:p>1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2" table:style-name="ce8" office:value-type="float" office:value="12" calcext:value-type="float">
            <text:p>1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2" table:style-name="ce8" office:value-type="float" office:value="9" calcext:value-type="float">
            <text:p>9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2" table:style-name="ce8" office:value-type="float" office:value="12" calcext:value-type="float">
            <text:p>12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 table:style-name="ce8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2" table:style-name="ce8" office:value-type="float" office:value="6" calcext:value-type="float">
            <text:p>6</text:p>
          </table:table-cell>
          <table:table-cell table:number-columns-repeated="2" table:style-name="ce8" office:value-type="float" office:value="11" calcext:value-type="float">
            <text:p>11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2" table:style-name="ce8" office:value-type="float" office:value="15" calcext:value-type="float">
            <text:p>15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2"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2" table:style-name="ce8"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2" table:style-name="ce8" office:value-type="float" office:value="9" calcext:value-type="float">
            <text:p>9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3" table:style-name="ce8" office:value-type="float" office:value="9" calcext:value-type="float">
            <text:p>9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float" office:value="14" calcext:value-type="float">
            <text:p>1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2" table:style-name="ce8" office:value-type="float" office:value="12" calcext:value-type="float">
            <text:p>12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2" table:style-name="ce8" office:value-type="float" office:value="8" calcext:value-type="float">
            <text:p>8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2" table:style-name="ce8" office:value-type="float" office:value="9" calcext:value-type="float">
            <text:p>9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2"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2" table:style-name="ce8" office:value-type="float" office:value="16" calcext:value-type="float">
            <text:p>16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2" table:style-name="ce8" office:value-type="float" office:value="14" calcext:value-type="float">
            <text:p>1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float" office:value="6" calcext:value-type="float">
            <text:p>6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2" table:style-name="ce8" office:value-type="float" office:value="10" calcext:value-type="float">
            <text:p>10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2" table:style-name="ce8" office:value-type="float" office:value="9" calcext:value-type="float">
            <text:p>9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2" table:style-name="ce8" office:value-type="float" office:value="10" calcext:value-type="float">
            <text:p>10</text:p>
          </table:table-cell>
          <table:table-cell table:number-columns-repeated="2" table:style-name="ce8" office:value-type="float" office:value="8" calcext:value-type="float">
            <text:p>8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2"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float" office:value="11" calcext:value-type="float">
            <text:p>1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2"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 table:style-name="ce8" office:value-type="float" office:value="10" calcext:value-type="float">
            <text:p>10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 table:style-name="ce8" office:value-type="float" office:value="15" calcext:value-type="float">
            <text:p>15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1" calcext:value-type="float">
            <text:p>21</text:p>
          </table:table-cell>
          <table:table-cell table:number-columns-repeated="3" table:style-name="ce8" office:value-type="float" office:value="10" calcext:value-type="float">
            <text:p>10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2"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2" table:style-name="ce8" office:value-type="float" office:value="8" calcext:value-type="float">
            <text:p>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2" table:style-name="ce8" office:value-type="float" office:value="10" calcext:value-type="float">
            <text:p>1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2" table:style-name="ce8" office:value-type="float" office:value="9" calcext:value-type="float">
            <text:p>9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2" table:style-name="ce8" office:value-type="float" office:value="11" calcext:value-type="float">
            <text:p>11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 table:style-name="ce8" office:value-type="float" office:value="11" calcext:value-type="float">
            <text:p>11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float" office:value="6" calcext:value-type="float">
            <text:p>6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2" table:style-name="ce8" office:value-type="float" office:value="10" calcext:value-type="float">
            <text:p>1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2" table:style-name="ce8" office:value-type="float" office:value="13" calcext:value-type="float">
            <text:p>13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2" table:style-name="ce8" office:value-type="float" office:value="8" calcext:value-type="float">
            <text:p>8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2" table:style-name="ce8" office:value-type="float" office:value="9" calcext:value-type="float">
            <text:p>9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2" table:style-name="ce8" office:value-type="float" office:value="10" calcext:value-type="float">
            <text:p>10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8" calcext:value-type="float">
            <text:p>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2" table:style-name="ce8" office:value-type="float" office:value="8" calcext:value-type="float">
            <text:p>8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2" table:style-name="ce8" office:value-type="float" office:value="10" calcext:value-type="float">
            <text:p>10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2"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2" table:style-name="ce8" office:value-type="float" office:value="7" calcext:value-type="float">
            <text:p>7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2" table:style-name="ce8" office:value-type="float" office:value="12" calcext:value-type="float">
            <text:p>12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2" table:style-name="ce8" office:value-type="float" office:value="8" calcext:value-type="float">
            <text:p>8</text:p>
          </table:table-cell>
          <table:table-cell table:number-columns-repeated="2"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2" table:style-name="ce8" office:value-type="float" office:value="9" calcext:value-type="float">
            <text:p>9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2" table:style-name="ce8" office:value-type="float" office:value="7" calcext:value-type="float">
            <text:p>7</text:p>
          </table:table-cell>
        </table:table-row>
        <table:table-row table:style-name="ro1" table:number-rows-repeated="9">
          <table:table-cell table:number-columns-repeated="811"/>
        </table:table-row>
        <table:table-row table:style-name="ro1">
          <table:table-cell table:number-columns-repeated="44"/>
          <table:table-cell table:formula="of:=AVERAGE([.A1:.AEE1] )" office:value-type="float" office:value="9.96670776818742" calcext:value-type="float">
            <text:p>9,96670776818742</text:p>
          </table:table-cell>
          <table:table-cell table:number-columns-repeated="766"/>
        </table:table-row>
        <table:table-row table:style-name="ro1">
          <table:table-cell table:number-columns-repeated="44"/>
          <table:table-cell table:formula="of:=AVERAGE([.A2:.AEE2] )" office:value-type="float" office:value="9.96670776818742" calcext:value-type="float">
            <text:p>9,96670776818742</text:p>
          </table:table-cell>
          <table:table-cell table:number-columns-repeated="766"/>
        </table:table-row>
        <table:table-row table:style-name="ro1">
          <table:table-cell table:number-columns-repeated="44"/>
          <table:table-cell table:formula="of:=AVERAGE([.A3:.AEE3] )" office:value-type="float" office:value="9.96670776818742" calcext:value-type="float">
            <text:p>9,96670776818742</text:p>
          </table:table-cell>
          <table:table-cell table:number-columns-repeated="766"/>
        </table:table-row>
        <table:table-row table:style-name="ro1">
          <table:table-cell table:number-columns-repeated="44"/>
          <table:table-cell table:formula="of:=AVERAGE([.A4:.AEE4] )" office:value-type="float" office:value="9.96670776818742" calcext:value-type="float">
            <text:p>9,96670776818742</text:p>
          </table:table-cell>
          <table:table-cell table:number-columns-repeated="766"/>
        </table:table-row>
        <table:table-row table:style-name="ro1">
          <table:table-cell table:number-columns-repeated="44"/>
          <table:table-cell table:formula="of:=AVERAGE([.A5:.AEE5] )" office:value-type="float" office:value="9.96670776818742" calcext:value-type="float">
            <text:p>9,96670776818742</text:p>
          </table:table-cell>
          <table:table-cell table:number-columns-repeated="766"/>
        </table:table-row>
        <table:table-row table:style-name="ro1">
          <table:table-cell table:number-columns-repeated="44"/>
          <table:table-cell table:formula="of:=AVERAGE([.A6:.AEE6] )" office:value-type="float" office:value="9.96670776818742" calcext:value-type="float">
            <text:p>9,96670776818742</text:p>
          </table:table-cell>
          <table:table-cell table:number-columns-repeated="766"/>
        </table:table-row>
        <table:table-row table:style-name="ro1">
          <table:table-cell table:number-columns-repeated="44"/>
          <table:table-cell table:formula="of:=AVERAGE([.A7:.AEE7] )" office:value-type="float" office:value="9.96670776818742" calcext:value-type="float">
            <text:p>9,96670776818742</text:p>
          </table:table-cell>
          <table:table-cell table:number-columns-repeated="766"/>
        </table:table-row>
        <table:table-row table:style-name="ro1">
          <table:table-cell table:number-columns-repeated="44"/>
          <table:table-cell table:formula="of:=AVERAGE([.A8:.AEE8] )" office:value-type="float" office:value="9.96670776818742" calcext:value-type="float">
            <text:p>9,96670776818742</text:p>
          </table:table-cell>
          <table:table-cell table:number-columns-repeated="76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2">00.00.0000</text:date>, <text:time style:data-style-name="N2" text:time-value="19:51:21.326198769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22T19:58:23.411903167</dc:date>
    <meta:editing-duration>PT3H48M53S</meta:editing-duration>
    <meta:editing-cycles>6</meta:editing-cycles>
    <meta:generator>LibreOffice/6.0.7.3$Linux_X86_64 LibreOffice_project/00m0$Build-3</meta:generator>
    <meta:document-statistic meta:table-count="1" meta:cell-count="6496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685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use-zero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solid" draw:fill-color="#ffffff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8.396cm" svg:height="9.002cm" xlink:href=".." xlink:type="simple" chart:class="chart:area" chart:style-name="ch1">
        <chart:title svg:x="13.043cm" svg:y="0.316cm" chart:style-name="ch2">
          <text:p>Constant 1</text:p>
        </chart:title>
        <chart:legend chart:legend-position="end" svg:x="26.239cm" svg:y="4.202cm" style:legend-expansion="high" chart:style-name="ch3"/>
        <chart:plot-area chart:style-name="ch4" table:cell-range-address="HFs_charts.A1:HFs_charts.AEE1" svg:x="1.578cm" svg:y="1.275cm" svg:width="24.094cm" svg:height="6.566cm">
          <chartooo:coordinate-region svg:x="2.57cm" svg:y="1.396cm" svg:width="23.102cm" svg:height="5.443cm"/>
          <chart:axis chart:dimension="x" chart:name="primary-x" chart:style-name="ch5">
            <chart:title svg:x="12.748cm" svg:y="8.021cm" chart:style-name="ch6">
              <text:p>Hash value</text:p>
            </chart:title>
          </chart:axis>
          <chart:axis chart:dimension="y" chart:name="primary-y" chart:style-name="ch5">
            <chart:title svg:x="0.451cm" svg:y="5.197cm" chart:style-name="ch7">
              <text:p>List size</text:p>
            </chart:title>
            <chart:grid chart:style-name="ch8" chart:class="major"/>
          </chart:axis>
          <chart:series chart:style-name="ch9" chart:values-cell-range-address="HFs_charts.A1:HFs_charts.AEE1" chart:class="chart:area">
            <chart:data-point chart:repeated="8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  <table:table-cell office:value-type="string">
                <text:p>800</text:p>
              </table:table-cell>
              <table:table-cell office:value-type="string">
                <text:p>801</text:p>
              </table:table-cell>
              <table:table-cell office:value-type="string">
                <text:p>802</text:p>
              </table:table-cell>
              <table:table-cell office:value-type="string">
                <text:p>803</text:p>
              </table:table-cell>
              <table:table-cell office:value-type="string">
                <text:p>804</text:p>
              </table:table-cell>
              <table:table-cell office:value-type="string">
                <text:p>805</text:p>
              </table:table-cell>
              <table:table-cell office:value-type="string">
                <text:p>806</text:p>
              </table:table-cell>
              <table:table-cell office:value-type="string">
                <text:p>807</text:p>
              </table:table-cell>
              <table:table-cell office:value-type="string">
                <text:p>808</text:p>
              </table:table-cell>
              <table:table-cell office:value-type="string">
                <text:p>809</text:p>
              </table:table-cell>
              <table:table-cell office:value-type="string">
                <text:p>810</text:p>
              </table:table-cell>
              <table:table-cell office:value-type="string">
                <text:p>811</text:p>
              </table:table-cell>
            </table:table-row>
          </table:table-header-rows>
          <table:table-rows>
            <table:table-row>
              <table:table-cell office:value-type="string">
                <text:p>Строка 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HFs_charts.A1:HFs_charts.AEE1</svg:desc>
                </draw:g>
              </table:table-cell>
              <table:table-cell office:value-type="float" office:value="8083">
                <text:p>80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fdc578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use-zero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solid" draw:fill-color="#ffffff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8.272cm" svg:height="9.003cm" xlink:href=".." xlink:type="simple" chart:class="chart:area" chart:style-name="ch1">
        <chart:title svg:x="12.809cm" svg:y="0.316cm" chart:style-name="ch2">
          <text:p>String length</text:p>
        </chart:title>
        <chart:legend chart:legend-position="end" svg:x="26.115cm" svg:y="4.202cm" style:legend-expansion="high" chart:style-name="ch3"/>
        <chart:plot-area chart:style-name="ch4" table:cell-range-address="HFs_charts.A2:HFs_charts.AEE2" svg:x="1.576cm" svg:y="1.275cm" svg:width="23.974cm" svg:height="6.567cm">
          <chartooo:coordinate-region svg:x="2.568cm" svg:y="1.396cm" svg:width="22.982cm" svg:height="5.444cm"/>
          <chart:axis chart:dimension="x" chart:name="primary-x" chart:style-name="ch5">
            <chart:title svg:x="12.686cm" svg:y="8.022cm" chart:style-name="ch6">
              <text:p>Hash value</text:p>
            </chart:title>
          </chart:axis>
          <chart:axis chart:dimension="y" chart:name="primary-y" chart:style-name="ch5">
            <chart:title svg:x="0.451cm" svg:y="5.197cm" chart:style-name="ch7">
              <text:p>List size</text:p>
            </chart:title>
            <chart:grid chart:style-name="ch8" chart:class="major"/>
          </chart:axis>
          <chart:series chart:style-name="ch9" chart:values-cell-range-address="HFs_charts.A2:HFs_charts.AEE2" chart:class="chart:area">
            <chart:data-point chart:repeated="8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  <table:table-cell office:value-type="string">
                <text:p>800</text:p>
              </table:table-cell>
              <table:table-cell office:value-type="string">
                <text:p>801</text:p>
              </table:table-cell>
              <table:table-cell office:value-type="string">
                <text:p>802</text:p>
              </table:table-cell>
              <table:table-cell office:value-type="string">
                <text:p>803</text:p>
              </table:table-cell>
              <table:table-cell office:value-type="string">
                <text:p>804</text:p>
              </table:table-cell>
              <table:table-cell office:value-type="string">
                <text:p>805</text:p>
              </table:table-cell>
              <table:table-cell office:value-type="string">
                <text:p>806</text:p>
              </table:table-cell>
              <table:table-cell office:value-type="string">
                <text:p>807</text:p>
              </table:table-cell>
              <table:table-cell office:value-type="string">
                <text:p>808</text:p>
              </table:table-cell>
              <table:table-cell office:value-type="string">
                <text:p>809</text:p>
              </table:table-cell>
              <table:table-cell office:value-type="string">
                <text:p>810</text:p>
              </table:table-cell>
              <table:table-cell office:value-type="string">
                <text:p>811</text:p>
              </table:table-cell>
            </table:table-row>
          </table:table-header-rows>
          <table:table-rows>
            <table:table-row>
              <table:table-cell office:value-type="string">
                <text:p>Строка 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HFs_charts.A2:HFs_charts.AEE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8">
                <text:p>38</text:p>
              </table:table-cell>
              <table:table-cell office:value-type="float" office:value="362">
                <text:p>362</text:p>
              </table:table-cell>
              <table:table-cell office:value-type="float" office:value="1098">
                <text:p>1098</text:p>
              </table:table-cell>
              <table:table-cell office:value-type="float" office:value="1298">
                <text:p>1298</text:p>
              </table:table-cell>
              <table:table-cell office:value-type="float" office:value="1434">
                <text:p>1434</text:p>
              </table:table-cell>
              <table:table-cell office:value-type="float" office:value="1262">
                <text:p>1262</text:p>
              </table:table-cell>
              <table:table-cell office:value-type="float" office:value="953">
                <text:p>953</text:p>
              </table:table-cell>
              <table:table-cell office:value-type="float" office:value="704">
                <text:p>704</text:p>
              </table:table-cell>
              <table:table-cell office:value-type="float" office:value="460">
                <text:p>460</text:p>
              </table:table-cell>
              <table:table-cell office:value-type="float" office:value="261">
                <text:p>261</text:p>
              </table:table-cell>
              <table:table-cell office:value-type="float" office:value="122">
                <text:p>122</text:p>
              </table:table-cell>
              <table:table-cell office:value-type="float" office:value="62">
                <text:p>62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f9a870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use-zero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solid" draw:fill-color="#ffffff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8.085cm" svg:height="9.003cm" xlink:href=".." xlink:type="simple" chart:class="chart:area" chart:style-name="ch1">
        <chart:title svg:x="12.702cm" svg:y="0.316cm" chart:style-name="ch2">
          <text:p>ASCII summ</text:p>
        </chart:title>
        <chart:legend chart:legend-position="end" svg:x="25.928cm" svg:y="4.202cm" style:legend-expansion="high" chart:style-name="ch3"/>
        <chart:plot-area chart:style-name="ch4" table:cell-range-address="HFs_charts.A3:HFs_charts.AEE3" svg:x="1.572cm" svg:y="1.275cm" svg:width="23.795cm" svg:height="6.567cm">
          <chartooo:coordinate-region svg:x="2.193cm" svg:y="1.396cm" svg:width="23.174cm" svg:height="5.444cm"/>
          <chart:axis chart:dimension="x" chart:name="primary-x" chart:style-name="ch5">
            <chart:title svg:x="12.592cm" svg:y="8.022cm" chart:style-name="ch6">
              <text:p>Hash value</text:p>
            </chart:title>
          </chart:axis>
          <chart:axis chart:dimension="y" chart:name="primary-y" chart:style-name="ch5">
            <chart:title svg:x="0.451cm" svg:y="5.197cm" chart:style-name="ch7">
              <text:p>List size</text:p>
            </chart:title>
            <chart:grid chart:style-name="ch8" chart:class="major"/>
          </chart:axis>
          <chart:series chart:style-name="ch9" chart:values-cell-range-address="HFs_charts.A3:HFs_charts.AEE3" chart:class="chart:area">
            <chart:data-point chart:repeated="8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  <table:table-cell office:value-type="string">
                <text:p>800</text:p>
              </table:table-cell>
              <table:table-cell office:value-type="string">
                <text:p>801</text:p>
              </table:table-cell>
              <table:table-cell office:value-type="string">
                <text:p>802</text:p>
              </table:table-cell>
              <table:table-cell office:value-type="string">
                <text:p>803</text:p>
              </table:table-cell>
              <table:table-cell office:value-type="string">
                <text:p>804</text:p>
              </table:table-cell>
              <table:table-cell office:value-type="string">
                <text:p>805</text:p>
              </table:table-cell>
              <table:table-cell office:value-type="string">
                <text:p>806</text:p>
              </table:table-cell>
              <table:table-cell office:value-type="string">
                <text:p>807</text:p>
              </table:table-cell>
              <table:table-cell office:value-type="string">
                <text:p>808</text:p>
              </table:table-cell>
              <table:table-cell office:value-type="string">
                <text:p>809</text:p>
              </table:table-cell>
              <table:table-cell office:value-type="string">
                <text:p>810</text:p>
              </table:table-cell>
              <table:table-cell office:value-type="string">
                <text:p>811</text:p>
              </table:table-cell>
            </table:table-row>
          </table:table-header-rows>
          <table:table-rows>
            <table:table-row>
              <table:table-cell office:value-type="string">
                <text:p>Строка 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HFs_charts.A3:HFs_charts.AEE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31">
                <text:p>31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26">
                <text:p>26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28">
                <text:p>28</text:p>
              </table:table-cell>
              <table:table-cell office:value-type="float" office:value="25">
                <text:p>25</text:p>
              </table:table-cell>
              <table:table-cell office:value-type="float" office:value="11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27">
                <text:p>27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8">
                <text:p>28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22">
                <text:p>22</text:p>
              </table:table-cell>
              <table:table-cell office:value-type="float" office:value="11">
                <text:p>11</text:p>
              </table:table-cell>
              <table:table-cell office:value-type="float" office:value="19">
                <text:p>19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27">
                <text:p>27</text:p>
              </table:table-cell>
              <table:table-cell office:value-type="float" office:value="23">
                <text:p>23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0">
                <text:p>20</text:p>
              </table:table-cell>
              <table:table-cell office:value-type="float" office:value="32">
                <text:p>32</text:p>
              </table:table-cell>
              <table:table-cell office:value-type="float" office:value="25">
                <text:p>25</text:p>
              </table:table-cell>
              <table:table-cell office:value-type="float" office:value="43">
                <text:p>43</text:p>
              </table:table-cell>
              <table:table-cell office:value-type="float" office:value="31">
                <text:p>31</text:p>
              </table:table-cell>
              <table:table-cell office:value-type="float" office:value="45">
                <text:p>45</text:p>
              </table:table-cell>
              <table:table-cell office:value-type="float" office:value="31">
                <text:p>31</text:p>
              </table:table-cell>
              <table:table-cell office:value-type="float" office:value="26">
                <text:p>26</text:p>
              </table:table-cell>
              <table:table-cell office:value-type="float" office:value="20">
                <text:p>20</text:p>
              </table:table-cell>
              <table:table-cell office:value-type="float" office:value="29">
                <text:p>29</text:p>
              </table:table-cell>
              <table:table-cell office:value-type="float" office:value="26">
                <text:p>26</text:p>
              </table:table-cell>
              <table:table-cell office:value-type="float" office:value="31">
                <text:p>31</text:p>
              </table:table-cell>
              <table:table-cell office:value-type="float" office:value="24">
                <text:p>24</text:p>
              </table:table-cell>
              <table:table-cell office:value-type="float" office:value="37">
                <text:p>37</text:p>
              </table:table-cell>
              <table:table-cell office:value-type="float" office:value="30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24">
                <text:p>24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31">
                <text:p>31</text:p>
              </table:table-cell>
              <table:table-cell office:value-type="float" office:value="17">
                <text:p>17</text:p>
              </table:table-cell>
              <table:table-cell office:value-type="float" office:value="29">
                <text:p>29</text:p>
              </table:table-cell>
              <table:table-cell office:value-type="float" office:value="15">
                <text:p>15</text:p>
              </table:table-cell>
              <table:table-cell office:value-type="float" office:value="26">
                <text:p>26</text:p>
              </table:table-cell>
              <table:table-cell office:value-type="float" office:value="11">
                <text:p>11</text:p>
              </table:table-cell>
              <table:table-cell office:value-type="float" office:value="24">
                <text:p>24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23">
                <text:p>23</text:p>
              </table:table-cell>
              <table:table-cell office:value-type="float" office:value="10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21">
                <text:p>21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43">
                <text:p>43</text:p>
              </table:table-cell>
              <table:table-cell office:value-type="float" office:value="38">
                <text:p>38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  <table:table-cell office:value-type="float" office:value="34">
                <text:p>34</text:p>
              </table:table-cell>
              <table:table-cell office:value-type="float" office:value="24">
                <text:p>24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26">
                <text:p>26</text:p>
              </table:table-cell>
              <table:table-cell office:value-type="float" office:value="35">
                <text:p>35</text:p>
              </table:table-cell>
              <table:table-cell office:value-type="float" office:value="41">
                <text:p>41</text:p>
              </table:table-cell>
              <table:table-cell office:value-type="float" office:value="25">
                <text:p>25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28">
                <text:p>28</text:p>
              </table:table-cell>
              <table:table-cell office:value-type="float" office:value="30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19">
                <text:p>19</text:p>
              </table:table-cell>
              <table:table-cell office:value-type="float" office:value="30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36">
                <text:p>36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22">
                <text:p>22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19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22">
                <text:p>22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25">
                <text:p>25</text:p>
              </table:table-cell>
              <table:table-cell office:value-type="float" office:value="21">
                <text:p>21</text:p>
              </table:table-cell>
              <table:table-cell office:value-type="float" office:value="30">
                <text:p>30</text:p>
              </table:table-cell>
              <table:table-cell office:value-type="float" office:value="19">
                <text:p>19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36">
                <text:p>36</text:p>
              </table:table-cell>
              <table:table-cell office:value-type="float" office:value="30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5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31">
                <text:p>31</text:p>
              </table:table-cell>
              <table:table-cell office:value-type="float" office:value="23">
                <text:p>23</text:p>
              </table:table-cell>
              <table:table-cell office:value-type="float" office:value="32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28">
                <text:p>28</text:p>
              </table:table-cell>
              <table:table-cell office:value-type="float" office:value="49">
                <text:p>49</text:p>
              </table:table-cell>
              <table:table-cell office:value-type="float" office:value="27">
                <text:p>27</text:p>
              </table:table-cell>
              <table:table-cell office:value-type="float" office:value="47">
                <text:p>47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21">
                <text:p>21</text:p>
              </table:table-cell>
              <table:table-cell office:value-type="float" office:value="36">
                <text:p>36</text:p>
              </table:table-cell>
              <table:table-cell office:value-type="float" office:value="22">
                <text:p>22</text:p>
              </table:table-cell>
              <table:table-cell office:value-type="float" office:value="37">
                <text:p>37</text:p>
              </table:table-cell>
              <table:table-cell office:value-type="float" office:value="25">
                <text:p>25</text:p>
              </table:table-cell>
              <table:table-cell office:value-type="float" office:value="35">
                <text:p>35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4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27">
                <text:p>27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28">
                <text:p>28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1">
                <text:p>21</text:p>
              </table:table-cell>
              <table:table-cell office:value-type="float" office:value="32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24">
                <text:p>24</text:p>
              </table:table-cell>
              <table:table-cell office:value-type="float" office:value="40">
                <text:p>40</text:p>
              </table:table-cell>
              <table:table-cell office:value-type="float" office:value="19">
                <text:p>19</text:p>
              </table:table-cell>
              <table:table-cell office:value-type="float" office:value="30">
                <text:p>30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19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36">
                <text:p>36</text:p>
              </table:table-cell>
              <table:table-cell office:value-type="float" office:value="28">
                <text:p>28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31">
                <text:p>31</text:p>
              </table:table-cell>
              <table:table-cell office:value-type="float" office:value="34">
                <text:p>34</text:p>
              </table:table-cell>
              <table:table-cell office:value-type="float" office:value="17">
                <text:p>17</text:p>
              </table:table-cell>
              <table:table-cell office:value-type="float" office:value="31">
                <text:p>31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18">
                <text:p>18</text:p>
              </table:table-cell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27">
                <text:p>27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f68e76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use-zero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solid" draw:fill-color="#ffffff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8.265cm" svg:height="9cm" xlink:href=".." xlink:type="simple" chart:class="chart:area" chart:style-name="ch1">
        <chart:title svg:x="11.059cm" svg:y="0.316cm" chart:style-name="ch2">
          <text:p>ASCII summ divided by length</text:p>
        </chart:title>
        <chart:legend chart:legend-position="end" svg:x="26.108cm" svg:y="4.201cm" style:legend-expansion="high" chart:style-name="ch3"/>
        <chart:plot-area chart:style-name="ch4" table:cell-range-address="HFs_charts.A4:HFs_charts.AEE4" svg:x="1.576cm" svg:y="1.275cm" svg:width="23.967cm" svg:height="6.564cm">
          <chartooo:coordinate-region svg:x="2.568cm" svg:y="1.396cm" svg:width="22.975cm" svg:height="5.441cm"/>
          <chart:axis chart:dimension="x" chart:name="primary-x" chart:style-name="ch5">
            <chart:title svg:x="12.682cm" svg:y="8.019cm" chart:style-name="ch6">
              <text:p>Hash value</text:p>
            </chart:title>
          </chart:axis>
          <chart:axis chart:dimension="y" chart:name="primary-y" chart:style-name="ch5">
            <chart:title svg:x="0.451cm" svg:y="5.236cm" chart:style-name="ch7">
              <text:p>List  size</text:p>
            </chart:title>
            <chart:grid chart:style-name="ch8" chart:class="major"/>
          </chart:axis>
          <chart:series chart:style-name="ch9" chart:values-cell-range-address="HFs_charts.A4:HFs_charts.AEE4" chart:class="chart:area">
            <chart:data-point chart:repeated="8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  <table:table-cell office:value-type="string">
                <text:p>800</text:p>
              </table:table-cell>
              <table:table-cell office:value-type="string">
                <text:p>801</text:p>
              </table:table-cell>
              <table:table-cell office:value-type="string">
                <text:p>802</text:p>
              </table:table-cell>
              <table:table-cell office:value-type="string">
                <text:p>803</text:p>
              </table:table-cell>
              <table:table-cell office:value-type="string">
                <text:p>804</text:p>
              </table:table-cell>
              <table:table-cell office:value-type="string">
                <text:p>805</text:p>
              </table:table-cell>
              <table:table-cell office:value-type="string">
                <text:p>806</text:p>
              </table:table-cell>
              <table:table-cell office:value-type="string">
                <text:p>807</text:p>
              </table:table-cell>
              <table:table-cell office:value-type="string">
                <text:p>808</text:p>
              </table:table-cell>
              <table:table-cell office:value-type="string">
                <text:p>809</text:p>
              </table:table-cell>
              <table:table-cell office:value-type="string">
                <text:p>810</text:p>
              </table:table-cell>
              <table:table-cell office:value-type="string">
                <text:p>811</text:p>
              </table:table-cell>
            </table:table-row>
          </table:table-header-rows>
          <table:table-rows>
            <table:table-row>
              <table:table-cell office:value-type="string">
                <text:p>Строка 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HFs_charts.A4:HFs_charts.AEE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2">
                <text:p>22</text:p>
              </table:table-cell>
              <table:table-cell office:value-type="float" office:value="45">
                <text:p>45</text:p>
              </table:table-cell>
              <table:table-cell office:value-type="float" office:value="66">
                <text:p>66</text:p>
              </table:table-cell>
              <table:table-cell office:value-type="float" office:value="219">
                <text:p>219</text:p>
              </table:table-cell>
              <table:table-cell office:value-type="float" office:value="337">
                <text:p>337</text:p>
              </table:table-cell>
              <table:table-cell office:value-type="float" office:value="564">
                <text:p>564</text:p>
              </table:table-cell>
              <table:table-cell office:value-type="float" office:value="797">
                <text:p>797</text:p>
              </table:table-cell>
              <table:table-cell office:value-type="float" office:value="1105">
                <text:p>1105</text:p>
              </table:table-cell>
              <table:table-cell office:value-type="float" office:value="1186">
                <text:p>1186</text:p>
              </table:table-cell>
              <table:table-cell office:value-type="float" office:value="1114">
                <text:p>1114</text:p>
              </table:table-cell>
              <table:table-cell office:value-type="float" office:value="1013">
                <text:p>1013</text:p>
              </table:table-cell>
              <table:table-cell office:value-type="float" office:value="665">
                <text:p>665</text:p>
              </table:table-cell>
              <table:table-cell office:value-type="float" office:value="480">
                <text:p>480</text:p>
              </table:table-cell>
              <table:table-cell office:value-type="float" office:value="234">
                <text:p>234</text:p>
              </table:table-cell>
              <table:table-cell office:value-type="float" office:value="121">
                <text:p>121</text:p>
              </table:table-cell>
              <table:table-cell office:value-type="float" office:value="58">
                <text:p>58</text:p>
              </table:table-cell>
              <table:table-cell office:value-type="float" office:value="19">
                <text:p>19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c7a0cb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use-zero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solid" draw:fill-color="#ffffff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959cm" svg:height="9.003cm" xlink:href=".." xlink:type="simple" chart:class="chart:area" chart:style-name="ch1">
        <chart:title svg:x="12.718cm" svg:y="0.316cm" chart:style-name="ch2">
          <text:p>Cycle move</text:p>
        </chart:title>
        <chart:legend chart:legend-position="end" svg:x="25.802cm" svg:y="4.202cm" style:legend-expansion="high" chart:style-name="ch3"/>
        <chart:plot-area chart:style-name="ch4" table:cell-range-address="HFs_charts.A5:HFs_charts.AEE5" svg:x="1.57cm" svg:y="1.275cm" svg:width="23.673cm" svg:height="6.567cm">
          <chartooo:coordinate-region svg:x="2.191cm" svg:y="1.396cm" svg:width="23.052cm" svg:height="5.444cm"/>
          <chart:axis chart:dimension="x" chart:name="primary-x" chart:style-name="ch5">
            <chart:title svg:x="12.529cm" svg:y="8.022cm" chart:style-name="ch6">
              <text:p>Hash value</text:p>
            </chart:title>
          </chart:axis>
          <chart:axis chart:dimension="y" chart:name="primary-y" chart:style-name="ch5">
            <chart:title svg:x="0.451cm" svg:y="5.197cm" chart:style-name="ch7">
              <text:p>List size</text:p>
            </chart:title>
            <chart:grid chart:style-name="ch8" chart:class="major"/>
          </chart:axis>
          <chart:series chart:style-name="ch9" chart:values-cell-range-address="HFs_charts.A5:HFs_charts.AEE5" chart:class="chart:area">
            <chart:data-point chart:repeated="8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  <table:table-cell office:value-type="string">
                <text:p>800</text:p>
              </table:table-cell>
              <table:table-cell office:value-type="string">
                <text:p>801</text:p>
              </table:table-cell>
              <table:table-cell office:value-type="string">
                <text:p>802</text:p>
              </table:table-cell>
              <table:table-cell office:value-type="string">
                <text:p>803</text:p>
              </table:table-cell>
              <table:table-cell office:value-type="string">
                <text:p>804</text:p>
              </table:table-cell>
              <table:table-cell office:value-type="string">
                <text:p>805</text:p>
              </table:table-cell>
              <table:table-cell office:value-type="string">
                <text:p>806</text:p>
              </table:table-cell>
              <table:table-cell office:value-type="string">
                <text:p>807</text:p>
              </table:table-cell>
              <table:table-cell office:value-type="string">
                <text:p>808</text:p>
              </table:table-cell>
              <table:table-cell office:value-type="string">
                <text:p>809</text:p>
              </table:table-cell>
              <table:table-cell office:value-type="string">
                <text:p>810</text:p>
              </table:table-cell>
              <table:table-cell office:value-type="string">
                <text:p>811</text:p>
              </table:table-cell>
            </table:table-row>
          </table:table-header-rows>
          <table:table-rows>
            <table:table-row>
              <table:table-cell office:value-type="string">
                <text:p>Строка 5</text:p>
                <draw:g>
                  <svg:desc/>
                </draw:g>
              </table:table-cell>
              <table:table-cell office:value-type="float" office:value="9">
                <text:p>9</text:p>
                <draw:g>
                  <svg:desc>HFs_charts.A5:HFs_charts.AEE5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27">
                <text:p>27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23">
                <text:p>23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9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19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7">
                <text:p>7</text:p>
              </table:table-cell>
              <table:table-cell office:value-type="float" office:value="19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23">
                <text:p>23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26">
                <text:p>26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29">
                <text:p>29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28">
                <text:p>28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23">
                <text:p>23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22">
                <text:p>22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19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23">
                <text:p>23</text:p>
              </table:table-cell>
              <table:table-cell office:value-type="float" office:value="20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3">
                <text:p>23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9">
                <text:p>19</text:p>
              </table:table-cell>
              <table:table-cell office:value-type="float" office:value="24">
                <text:p>24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27">
                <text:p>27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7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23">
                <text:p>23</text:p>
              </table:table-cell>
              <table:table-cell office:value-type="float" office:value="11">
                <text:p>11</text:p>
              </table:table-cell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  <table:table-cell office:value-type="float" office:value="21">
                <text:p>21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19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19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22">
                <text:p>22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7da7d8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use-zero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solid" draw:fill-color="#ffffff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8.179cm" svg:height="9.002cm" xlink:href=".." xlink:type="simple" chart:class="chart:area" chart:style-name="ch1">
        <chart:title svg:x="12.696cm" svg:y="0.316cm" chart:style-name="ch2">
          <text:p>Jenkins hash</text:p>
        </chart:title>
        <chart:legend chart:legend-position="end" svg:x="26.022cm" svg:y="4.202cm" style:legend-expansion="high" chart:style-name="ch3"/>
        <chart:plot-area chart:style-name="ch4" table:cell-range-address="HFs_charts.A6:HFs_charts.AEE6" svg:x="1.574cm" svg:y="1.275cm" svg:width="23.885cm" svg:height="6.566cm">
          <chartooo:coordinate-region svg:x="2.195cm" svg:y="1.396cm" svg:width="23.264cm" svg:height="5.443cm"/>
          <chart:axis chart:dimension="x" chart:name="primary-x" chart:style-name="ch5">
            <chart:title svg:x="12.639cm" svg:y="8.021cm" chart:style-name="ch6">
              <text:p>Hash value</text:p>
            </chart:title>
          </chart:axis>
          <chart:axis chart:dimension="y" chart:name="primary-y" chart:style-name="ch5">
            <chart:title svg:x="0.451cm" svg:y="5.197cm" chart:style-name="ch7">
              <text:p>List size</text:p>
            </chart:title>
            <chart:grid chart:style-name="ch8" chart:class="major"/>
          </chart:axis>
          <chart:series chart:style-name="ch9" chart:values-cell-range-address="HFs_charts.A6:HFs_charts.AEE6" chart:class="chart:area">
            <chart:data-point chart:repeated="8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  <table:table-cell office:value-type="string">
                <text:p>800</text:p>
              </table:table-cell>
              <table:table-cell office:value-type="string">
                <text:p>801</text:p>
              </table:table-cell>
              <table:table-cell office:value-type="string">
                <text:p>802</text:p>
              </table:table-cell>
              <table:table-cell office:value-type="string">
                <text:p>803</text:p>
              </table:table-cell>
              <table:table-cell office:value-type="string">
                <text:p>804</text:p>
              </table:table-cell>
              <table:table-cell office:value-type="string">
                <text:p>805</text:p>
              </table:table-cell>
              <table:table-cell office:value-type="string">
                <text:p>806</text:p>
              </table:table-cell>
              <table:table-cell office:value-type="string">
                <text:p>807</text:p>
              </table:table-cell>
              <table:table-cell office:value-type="string">
                <text:p>808</text:p>
              </table:table-cell>
              <table:table-cell office:value-type="string">
                <text:p>809</text:p>
              </table:table-cell>
              <table:table-cell office:value-type="string">
                <text:p>810</text:p>
              </table:table-cell>
              <table:table-cell office:value-type="string">
                <text:p>811</text:p>
              </table:table-cell>
            </table:table-row>
          </table:table-header-rows>
          <table:table-rows>
            <table:table-row>
              <table:table-cell office:value-type="string">
                <text:p>Строка 6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HFs_charts.A6:HFs_charts.AEE6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19">
                <text:p>19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19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23">
                <text:p>23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19">
                <text:p>19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7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7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22">
                <text:p>22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19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21">
                <text:p>21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1">
                <text:p>21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9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87d1d1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use-zero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solid" draw:fill-color="#ffffff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8.023cm" svg:height="9.002cm" xlink:href=".." xlink:type="simple" chart:class="chart:area" chart:style-name="ch1">
        <chart:title svg:x="13.491cm" svg:y="0.316cm" chart:style-name="ch2">
          <text:p>FNV</text:p>
        </chart:title>
        <chart:legend chart:legend-position="end" svg:x="25.866cm" svg:y="4.202cm" style:legend-expansion="high" chart:style-name="ch3"/>
        <chart:plot-area chart:style-name="ch4" table:cell-range-address="HFs_charts.A7:HFs_charts.AEE7" svg:x="1.571cm" svg:y="1.275cm" svg:width="23.735cm" svg:height="6.566cm">
          <chartooo:coordinate-region svg:x="2.192cm" svg:y="1.396cm" svg:width="23.114cm" svg:height="5.443cm"/>
          <chart:axis chart:dimension="x" chart:name="primary-x" chart:style-name="ch5">
            <chart:title svg:x="12.561cm" svg:y="8.021cm" chart:style-name="ch6">
              <text:p>Hash value</text:p>
            </chart:title>
          </chart:axis>
          <chart:axis chart:dimension="y" chart:name="primary-y" chart:style-name="ch5">
            <chart:title svg:x="0.451cm" svg:y="5.197cm" chart:style-name="ch7">
              <text:p>List size</text:p>
            </chart:title>
            <chart:grid chart:style-name="ch8" chart:class="major"/>
          </chart:axis>
          <chart:series chart:style-name="ch9" chart:values-cell-range-address="HFs_charts.A7:HFs_charts.AEE7" chart:class="chart:area">
            <chart:data-point chart:repeated="8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  <table:table-cell office:value-type="string">
                <text:p>800</text:p>
              </table:table-cell>
              <table:table-cell office:value-type="string">
                <text:p>801</text:p>
              </table:table-cell>
              <table:table-cell office:value-type="string">
                <text:p>802</text:p>
              </table:table-cell>
              <table:table-cell office:value-type="string">
                <text:p>803</text:p>
              </table:table-cell>
              <table:table-cell office:value-type="string">
                <text:p>804</text:p>
              </table:table-cell>
              <table:table-cell office:value-type="string">
                <text:p>805</text:p>
              </table:table-cell>
              <table:table-cell office:value-type="string">
                <text:p>806</text:p>
              </table:table-cell>
              <table:table-cell office:value-type="string">
                <text:p>807</text:p>
              </table:table-cell>
              <table:table-cell office:value-type="string">
                <text:p>808</text:p>
              </table:table-cell>
              <table:table-cell office:value-type="string">
                <text:p>809</text:p>
              </table:table-cell>
              <table:table-cell office:value-type="string">
                <text:p>810</text:p>
              </table:table-cell>
              <table:table-cell office:value-type="string">
                <text:p>811</text:p>
              </table:table-cell>
            </table:table-row>
          </table:table-header-rows>
          <table:table-rows>
            <table:table-row>
              <table:table-cell office:value-type="string">
                <text:p>Строка 7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HFs_charts.A7:HFs_charts.AEE7</svg:desc>
                </draw:g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22">
                <text:p>22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24">
                <text:p>24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21">
                <text:p>21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19">
                <text:p>19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3">
                <text:p>23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26">
                <text:p>26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9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c2e0a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use-zero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solid" draw:fill-color="#ffffff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8.179cm" svg:height="9.002cm" xlink:href=".." xlink:type="simple" chart:class="chart:area" chart:style-name="ch1">
        <chart:title svg:x="12.723cm" svg:y="0.316cm" chart:style-name="ch2">
          <text:p>MurMurHash</text:p>
        </chart:title>
        <chart:legend chart:legend-position="end" svg:x="26.022cm" svg:y="4.202cm" style:legend-expansion="high" chart:style-name="ch3"/>
        <chart:plot-area chart:style-name="ch4" table:cell-range-address="HFs_charts.A8:HFs_charts.AEE8" svg:x="1.51cm" svg:y="1.197cm" svg:width="23.884cm" svg:height="6.565cm">
          <chartooo:coordinate-region svg:x="2.131cm" svg:y="1.396cm" svg:width="23.263cm" svg:height="5.442cm"/>
          <chart:axis chart:dimension="x" chart:name="primary-x" chart:style-name="ch5">
            <chart:title svg:x="12.575cm" svg:y="7.942cm" chart:style-name="ch6">
              <text:p>Hash value</text:p>
            </chart:title>
          </chart:axis>
          <chart:axis chart:dimension="y" chart:name="primary-y" chart:style-name="ch5">
            <chart:title svg:x="0.387cm" svg:y="5.118cm" chart:style-name="ch7">
              <text:p>List size</text:p>
            </chart:title>
            <chart:grid chart:style-name="ch8" chart:class="major"/>
          </chart:axis>
          <chart:series chart:style-name="ch9" chart:values-cell-range-address="HFs_charts.A8:HFs_charts.AEE8" chart:class="chart:area">
            <chart:data-point chart:repeated="8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  <table:table-cell office:value-type="string">
                <text:p>800</text:p>
              </table:table-cell>
              <table:table-cell office:value-type="string">
                <text:p>801</text:p>
              </table:table-cell>
              <table:table-cell office:value-type="string">
                <text:p>802</text:p>
              </table:table-cell>
              <table:table-cell office:value-type="string">
                <text:p>803</text:p>
              </table:table-cell>
              <table:table-cell office:value-type="string">
                <text:p>804</text:p>
              </table:table-cell>
              <table:table-cell office:value-type="string">
                <text:p>805</text:p>
              </table:table-cell>
              <table:table-cell office:value-type="string">
                <text:p>806</text:p>
              </table:table-cell>
              <table:table-cell office:value-type="string">
                <text:p>807</text:p>
              </table:table-cell>
              <table:table-cell office:value-type="string">
                <text:p>808</text:p>
              </table:table-cell>
              <table:table-cell office:value-type="string">
                <text:p>809</text:p>
              </table:table-cell>
              <table:table-cell office:value-type="string">
                <text:p>810</text:p>
              </table:table-cell>
              <table:table-cell office:value-type="string">
                <text:p>811</text:p>
              </table:table-cell>
            </table:table-row>
          </table:table-header-rows>
          <table:table-rows>
            <table:table-row>
              <table:table-cell office:value-type="string">
                <text:p>Строка 8</text:p>
                <draw:g>
                  <svg:desc/>
                </draw:g>
              </table:table-cell>
              <table:table-cell office:value-type="float" office:value="11">
                <text:p>11</text:p>
                <draw:g>
                  <svg:desc>HFs_charts.A8:HFs_charts.AEE8</svg:desc>
                </draw:g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23">
                <text:p>23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22">
                <text:p>22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9">
                <text:p>19</text:p>
              </table:table-cell>
              <table:table-cell office:value-type="float" office:value="13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22">
                <text:p>22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9">
                <text:p>19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19">
                <text:p>19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17">
                <text:p>17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21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7">
                <text:p>1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22">
                <text:p>22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19">
                <text:p>19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19">
                <text:p>19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7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